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22426" style:font-name="Arial1" fo:font-size="11.25pt" fo:letter-spacing="normal" fo:font-style="normal" fo:font-weight="normal"/>
    </style:style>
    <style:style style:name="P3" style:family="paragraph" style:parent-style-name="Quotations">
      <style:paragraph-properties fo:margin-left="0.3937in" fo:margin-right="0.3937in" fo:margin-top="0in" fo:margin-bottom="0in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22426" style:font-name="Arial1" fo:font-size="11.25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22426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get your path current </text:span><text:span text:style-name="Source_20_Text"><text:span text:style-name="T3">$PATH</text:span></text:span><text:span text:style-name="T1"> variable type in</text:span></text:p>
      <text:p text:style-name="P4"><text:span text:style-name="Source_20_Text"><text:span text:style-name="T3">echo $PATH </text:span></text:span></text:p>
      <text:p text:style-name="P2">It tells your shell where to look for binaries.</text:p>
      <text:p text:style-name="P1"><text:span text:style-name="T1">Yes, you can change it - for example add to the </text:span><text:span text:style-name="Source_20_Text"><text:span text:style-name="T3">$PATH</text:span></text:span><text:span text:style-name="T1"> folder with your custom scripts.</text:span></text:p>
      <text:p text:style-name="P1"><text:span text:style-name="T1">So: if your scripts are in </text:span><text:span text:style-name="Source_20_Text"><text:span text:style-name="T3">/usr/local/myscripts</text:span></text:span><text:span text:style-name="T1"> to execute them you will have to type in a full path to the script: </text:span><text:span text:style-name="Source_20_Text"><text:span text:style-name="T3">/usr/local/myscripts/myscript.sh</text:span></text:span><text:span text:style-name="T1"> After changing your </text:span><text:span text:style-name="Source_20_Text"><text:span text:style-name="T3">$PATH</text:span></text:span><text:span text:style-name="T1"> variable you can just type in </text:span><text:span text:style-name="Source_20_Text"><text:span text:style-name="T3">myscript.sh</text:span></text:span><text:span text:style-name="T1"> to execute script.</text:span></text:p>
      <text:p text:style-name="P1"><text:span text:style-name="T1">Here is an example of </text:span><text:span text:style-name="Source_20_Text"><text:span text:style-name="T3">$PATH</text:span></text:span><text:span text:style-name="T1"> from RHEL:</text:span></text:p>
      <text:p text:style-name="P3">/usr/kerberos/bin:/usr/local/bin:/bin:/usr/bin:/home/user/bin</text:p>
      <text:p text:style-name="P1"><text:span text:style-name="T1">To change your $PATH you have to either edit ~/.profile (or ~/.bash_profile) or </text:span><text:span text:style-name="T2">/etc/environment</text:span> <text:s/><text:span text:style-name="T1">for user or global $PATH setting in /etc/profile.</text:span></text:p>
      <text:p text:style-name="P1"><text:span text:style-name="T1">One of the consequences of having wrong </text:span><text:span text:style-name="Source_20_Text"><text:span text:style-name="T3">$PATH</text:span></text:span><text:span text:style-name="T1"> variable is that shell will not be able to find and execute programs without a full </text:span><text:span text:style-name="Source_20_Text"><text:span text:style-name="T3">$PATH</text:span></text:span><text:span text:style-name="T1">.</text:span></text:p>
      <text:p text:style-name="P1"><text:span text:style-name="T1"/></text:p>
      <text:p text:style-name="P1"><text:span text:style-name="T1"/></text:p>
      <text:p text:style-name="P1"><text:span text:style-name="Source_20_Text"><text:span text:style-name="T2">.bash_profile</text:span></text:span><text:span text:style-name="T1"> is a script that is executed each time you start a new shell. On Linux, it's called under different circumstances than </text:span><text:span text:style-name="Source_20_Text"><text:span text:style-name="T2">.bashrc</text:span></text:span><text:span text:style-name="T1">, but on OS X, they work exactly the same way. Any command you add to the file will be run whenever you open a new terminal window (thus starting a new interactive shell)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9S</meta:editing-duration>
    <meta:editing-cycles>6</meta:editing-cycles>
    <meta:generator>OpenOffice/4.1.1$Win32 OpenOffice.org_project/411m6$Build-9775</meta:generator>
    <dc:date>2016-04-15T09:28:04.03</dc:date>
    <meta:document-statistic meta:table-count="0" meta:image-count="0" meta:object-count="0" meta:page-count="1" meta:paragraph-count="10" meta:word-count="186" meta:character-count="1120"/>
    <meta:user-defined meta:name="Info 1"/>
    <meta:user-defined meta:name="Info 2"/>
    <meta:user-defined meta:name="Info 3"/>
    <meta:user-defined meta:name="Info 4"/>
  </office:meta>
</office:document-meta>
</file>